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officeooo:rsid="0012e87e" officeooo:paragraph-rsid="0012e87e"/>
    </style:style>
    <style:style style:name="P2" style:family="paragraph" style:parent-style-name="Standard">
      <style:text-properties style:text-underline-style="none" officeooo:rsid="0012e87e" officeooo:paragraph-rsid="0012e87e"/>
    </style:style>
    <style:style style:name="P3" style:family="paragraph" style:parent-style-name="Standard">
      <style:text-properties style:text-underline-style="none" officeooo:rsid="00143bd7" officeooo:paragraph-rsid="00143bd7"/>
    </style:style>
    <style:style style:name="P4" style:family="paragraph" style:parent-style-name="Header">
      <style:text-properties officeooo:rsid="00143bd7" officeooo:paragraph-rsid="00143bd7"/>
    </style:style>
    <style:style style:name="T1" style:family="text">
      <style:text-properties style:text-underline-style="solid" style:text-underline-width="auto" style:text-underline-color="font-color"/>
    </style:style>
    <style:style style:name="T2" style:family="text">
      <style:text-properties officeooo:rsid="00143b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hat is the one program that is running at all times on the computer?</text:p>
      <text:p text:style-name="P1"><text:tab/>a. bootstrap</text:p>
      <text:p text:style-name="P1"><text:tab/>b. kernel</text:p>
      <text:p text:style-name="P1"><text:tab/>c. daemon</text:p>
      <text:p text:style-name="P1"><text:tab/>d. background process</text:p>
      <text:p text:style-name="P1"><text:tab/></text:p>
      <text:p text:style-name="P1"><text:tab/>Answer: b</text:p>
      <text:p text:style-name="P1"/>
      <text:p text:style-name="P1">2. True of false: Device controllers inform the CPU that it is finished with an operation by causing/sending a <text:span text:style-name="T1">System Call.</text:span></text:p>
      <text:p text:style-name="P2"><text:tab/>Answer: false; Interrupt</text:p>
      <text:p text:style-name="P2"/>
      <text:p text:style-name="P2">3. Match each of the following as either volatile or non-volatile: <text:span text:style-name="T2">cache, main memory, solid-state disk, optical disk.</text:span></text:p>
      <text:p text:style-name="P2"><text:tab/><text:span text:style-name="T2">Answer: cache = volatile; main memory = volatile; solid-state disk = non-volatile; optical disk = non-volatile.</text:span></text:p>
      <text:p text:style-name="P2"/>
      <text:p text:style-name="P3">4. Short answer: Why do you think an Operating system is so important in the current times?</text:p>
      <text:p text:style-name="P3"><text:tab/>Answer: Computers would be as widespread as they are today without an operating system. Among process management and scheduling, which are absolutely necessary, they also offer a GUI which makes the computer easier to use. This makes it simple not only for the programmers who work on computers to navigate around the computer, but it creates a large market for end users to want to have a computer and use it.</text:p>
      <text:p text:style-name="P2"/>
      <text:p text:style-name="P3">5. Essay question: Why is Multiprocessor systems starting to dominate the computing landscape?</text:p>
      <text:p text:style-name="P3"><text:tab/>Answer: There are a few reasons for this. Of course with more processors than just one more work can be done more quickly overall. People like that. Resources don't have to be shared as much when things are processed more quickly. This integration of adding more processors solves some resource sharing problems as well as increasing the reliability of the system as a whole. Not having to rely on one processor to crank out information takes less stress away from one specific processor, and as mentioned in the book if one processor fails then there are more processors there that can pick up the remaining slack rather than the whole system just going down useless.</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43bd7" officeooo:paragraph-rsid="00143bd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John Coty Embry</text:p>
        <text:p text:style-name="MP1">Operating Systems</text:p>
        <text:p text:style-name="MP1">9/3/1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08:14:06.235222749</meta:creation-date>
    <dc:date>2015-09-03T08:45:07.866507464</dc:date>
    <meta:editing-duration>PT10S</meta:editing-duration>
    <meta:editing-cycles>1</meta:editing-cycles>
    <meta:document-statistic meta:table-count="0" meta:image-count="0" meta:object-count="0" meta:page-count="1" meta:paragraph-count="19" meta:word-count="306" meta:character-count="1820" meta:non-whitespace-character-count="1520"/>
    <meta:generator>LibreOffice/4.1.4.2$Linux_X86_64 LibreOffice_project/0a0440ccc0227ad9829de5f46be37cfb6edcf72</meta:generator>
  </office:meta>
</office:document-meta>
</file>